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POLINARIO ALEJO YOMIRA NOE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253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POLINARIO ALEJO YOMIRA NOE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253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 239 55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0/2021</text:p>
          </table:table-cell>
          <table:table-cell table:style-name="Tabla2.A3" office:value-type="string">
            <text:p text:style-name="P22">5522350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2:50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